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49in" svg:x="5.9402in" svg:y="0.6484in">
            <draw:object draw:notify-on-update-of-ranges="Sheet1.A2:Sheet1.A6 Sheet1.E1:Sheet1.E1 Sheet1.E2:Sheet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column table:style-name="co2" table:default-cell-style-name="ce2"/>
        <table:table-column table:style-name="co1" table:default-cell-style-name="ce5"/>
        <table:table-column table:style-name="co1" table:default-cell-style-name="ce8"/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Time (sec)</text:p>
          </table:table-cell>
          <table:table-cell table:style-name="ce1" office:value-type="string" calcext:value-type="string">
            <text:p>FLOP</text:p>
          </table:table-cell>
          <table:table-cell table:style-name="ce4" office:value-type="string" calcext:value-type="string">
            <text:p>FLOPS</text:p>
          </table:table-cell>
          <table:table-cell table:style-name="ce7" office:value-type="string" calcext:value-type="string">
            <text:p>GFLOP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65486" calcext:value-type="float">
            <text:p>0.00265486</text:p>
          </table:table-cell>
          <table:table-cell office:value-type="float" office:value="3852420" calcext:value-type="float">
            <text:p>3852420</text:p>
          </table:table-cell>
          <table:table-cell table:formula="of:=[.C2]/[.B2]" office:value-type="float" office:value="1451082166.29125" calcext:value-type="float">
            <text:p>1451082166.29125</text:p>
          </table:table-cell>
          <table:table-cell table:formula="of:=[.D2]/(10^9)" office:value-type="float" office:value="1.45108216629125" calcext:value-type="float">
            <text:p>1.4510821662912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88859" calcext:value-type="float">
            <text:p>0.0288859</text:p>
          </table:table-cell>
          <table:table-cell office:value-type="float" office:value="42150480" calcext:value-type="float">
            <text:p>42150480</text:p>
          </table:table-cell>
          <table:table-cell table:formula="of:=[.C3]/[.B3]" office:value-type="float" office:value="1459206048.6258" calcext:value-type="float">
            <text:p>1459206048.6258</text:p>
          </table:table-cell>
          <table:table-cell table:formula="of:=[.D3]/(10^9)" office:value-type="float" office:value="1.4592060486258" calcext:value-type="float">
            <text:p>1.459206048625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350449" calcext:value-type="float">
            <text:p>0.350449</text:p>
          </table:table-cell>
          <table:table-cell office:value-type="float" office:value="492786840" calcext:value-type="float">
            <text:p>492786840</text:p>
          </table:table-cell>
          <table:table-cell table:formula="of:=[.C4]/[.B4]" office:value-type="float" office:value="1406158499.5249" calcext:value-type="float">
            <text:p>1406158499.5249</text:p>
          </table:table-cell>
          <table:table-cell table:formula="of:=[.D4]/(10^9)" office:value-type="float" office:value="1.4061584995249" calcext:value-type="float">
            <text:p>1.406158499524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.03278" calcext:value-type="float">
            <text:p>4.03278</text:p>
          </table:table-cell>
          <table:table-cell office:value-type="float" office:value="5633019840" calcext:value-type="float">
            <text:p>5633019840</text:p>
          </table:table-cell>
          <table:table-cell table:formula="of:=[.C5]/[.B5]" office:value-type="float" office:value="1396808117.47727" calcext:value-type="float">
            <text:p>1396808117.47727</text:p>
          </table:table-cell>
          <table:table-cell table:formula="of:=[.D5]/(10^9)" office:value-type="float" office:value="1.39680811747727" calcext:value-type="float">
            <text:p>1.39680811747727</text:p>
          </table:table-cell>
        </table:table-row>
        <table:table-row table:style-name="ro1">
          <table:table-cell table:style-name="ce3" office:value-type="float" office:value="100000000" calcext:value-type="float">
            <text:p>100000000</text:p>
          </table:table-cell>
          <table:table-cell table:style-name="ce6" office:value-type="float" office:value="65.0932" calcext:value-type="float">
            <text:p>65.0932</text:p>
          </table:table-cell>
          <table:table-cell table:style-name="ce3" office:value-type="float" office:value="88033963500" calcext:value-type="float">
            <text:p>88033963500</text:p>
          </table:table-cell>
          <table:table-cell table:style-name="ce6" table:formula="of:=[.C6]/[.B6]" office:value-type="float" office:value="1352429493.4033" calcext:value-type="float">
            <text:p>1352429493.4033</text:p>
          </table:table-cell>
          <table:table-cell table:style-name="ce9" table:formula="of:=[.D6]/(10^9)" office:value-type="float" office:value="1.3524294934033" calcext:value-type="float">
            <text:p>1.3524294934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3:30:05.785944455</meta:creation-date>
    <dc:date>2024-11-07T16:25:08.985107136</dc:date>
    <meta:editing-duration>PT14M25S</meta:editing-duration>
    <meta:editing-cycles>7</meta:editing-cycles>
    <meta:generator>LibreOffice/7.3.7.2$Linux_X86_64 LibreOffice_project/30$Build-2</meta:generator>
    <meta:document-statistic meta:table-count="1" meta:cell-count="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plot-area chart:style-name="ch2" table:cell-range-address="Sheet1.A2:Sheet1.A6 Sheet1.E1:Sheet1.E6" chart:data-source-has-labels="row" svg:x="1.33cm" svg:y="0.18cm" svg:width="14.35cm" svg:height="7.664cm">
          <chart:coordinate-region svg:x="2.242cm" svg:y="0.379cm" svg:width="12.603cm" svg:height="6.818cm"/>
          <chart:axis chart:dimension="x" chart:name="primary-x" chart:style-name="ch3">
            <chart:title svg:x="7.773cm" svg:y="8.024cm" chart:style-name="ch4">
              <text:p>Data size</text:p>
            </chart:title>
          </chart:axis>
          <chart:axis chart:dimension="y" chart:name="primary-y" chart:style-name="ch5">
            <chart:title svg:x="0.451cm" svg:y="4.704cm" chart:style-name="ch6">
              <text:p>GFLOPS</text:p>
            </chart:title>
            <chart:grid chart:style-name="ch7" chart:class="major"/>
          </chart:axis>
          <chart:series chart:style-name="ch8" chart:values-cell-range-address="Sheet1.E2:Sheet1.E6" chart:label-cell-address="Sheet1.E1:Sheet1.E1" chart:class="chart:scatter">
            <chart:domain table:cell-range-address="Sheet1.A2:Sheet1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FLOP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:Sheet1.A6</svg:desc>
                </draw:g>
              </table:table-cell>
              <table:table-cell office:value-type="float" office:value="1.45108216629125">
                <text:p>1.45108216629125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.4592060486258">
                <text:p>1.4592060486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1.4061584995249">
                <text:p>1.4061584995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1.39680811747727">
                <text:p>1.39680811747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0">
                <text:p>100000000</text:p>
              </table:table-cell>
              <table:table-cell office:value-type="float" office:value="1.3524294934033">
                <text:p>1.35242949340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